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4.0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akštas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row table:style-name="ro1">
          <table:table-cell office:value-type="string">
            <text:p>lambda</text:p>
          </table:table-cell>
          <table:table-cell office:value-type="float" office:value="0.5">
            <text:p>0,5</text:p>
          </table:table-cell>
          <table:table-cell table:formula="of:=[.B1]*0.9" office:value-type="float" office:value="0.45">
            <text:p>0,45</text:p>
          </table:table-cell>
          <table:table-cell table:formula="of:=[.C1]*0.9" office:value-type="float" office:value="0.405">
            <text:p>0,405</text:p>
          </table:table-cell>
          <table:table-cell table:formula="of:=[.D1]*0.9" office:value-type="float" office:value="0.3645">
            <text:p>0,3645</text:p>
          </table:table-cell>
          <table:table-cell table:formula="of:=[.E1]*0.9" office:value-type="float" office:value="0.32805">
            <text:p>0,32805</text:p>
          </table:table-cell>
          <table:table-cell table:formula="of:=[.F1]*0.9" office:value-type="float" office:value="0.295245">
            <text:p>0,295245</text:p>
          </table:table-cell>
          <table:table-cell table:formula="of:=[.G1]*0.9" office:value-type="float" office:value="0.2657205">
            <text:p>0,2657205</text:p>
          </table:table-cell>
          <table:table-cell table:formula="of:=[.H1]*0.9" office:value-type="float" office:value="0.23914845">
            <text:p>0,23914845</text:p>
          </table:table-cell>
          <table:table-cell table:formula="of:=[.I1]*0.9" office:value-type="float" office:value="0.215233605">
            <text:p>0,215233605</text:p>
          </table:table-cell>
          <table:table-cell table:formula="of:=[.J1]*0.9" office:value-type="float" office:value="0.1937102445">
            <text:p>0,1937102445</text:p>
          </table:table-cell>
          <table:table-cell table:formula="of:=[.K1]*0.9" office:value-type="float" office:value="0.17433922005">
            <text:p>0,17433922005</text:p>
          </table:table-cell>
          <table:table-cell table:formula="of:=[.L1]*0.9" office:value-type="float" office:value="0.156905298045">
            <text:p>0,156905298045</text:p>
          </table:table-cell>
          <table:table-cell table:formula="of:=[.M1]*0.9" office:value-type="float" office:value="0.1412147682405">
            <text:p>0,1412147682405</text:p>
          </table:table-cell>
          <table:table-cell table:formula="of:=[.N1]*0.9" office:value-type="float" office:value="0.12709329141645">
            <text:p>0,12709329141645</text:p>
          </table:table-cell>
          <table:table-cell table:formula="of:=[.O1]*0.9" office:value-type="float" office:value="0.114383962274805">
            <text:p>0,114383962274805</text:p>
          </table:table-cell>
          <table:table-cell table:formula="of:=[.P1]*0.9" office:value-type="float" office:value="0.102945566047325">
            <text:p>0,102945566047325</text:p>
          </table:table-cell>
          <table:table-cell table:formula="of:=[.Q1]*0.9" office:value-type="float" office:value="0.0926510094425921">
            <text:p>0,0926510094425921</text:p>
          </table:table-cell>
          <table:table-cell table:formula="of:=[.R1]*0.9" office:value-type="float" office:value="0.0833859084983329">
            <text:p>0,0833859084983329</text:p>
          </table:table-cell>
          <table:table-cell table:formula="of:=[.S1]*0.9" office:value-type="float" office:value="0.0750473176484996">
            <text:p>0,0750473176484996</text:p>
          </table:table-cell>
          <table:table-cell table:formula="of:=[.T1]*0.9" office:value-type="float" office:value="0.0675425858836496">
            <text:p>0,0675425858836496</text:p>
          </table:table-cell>
          <table:table-cell table:formula="of:=[.U1]*0.9" office:value-type="float" office:value="0.0607883272952847">
            <text:p>0,0607883272952847</text:p>
          </table:table-cell>
          <table:table-cell table:formula="of:=[.V1]*0.9" office:value-type="float" office:value="0.0547094945657562">
            <text:p>0,0547094945657562</text:p>
          </table:table-cell>
          <table:table-cell table:formula="of:=[.W1]*0.9" office:value-type="float" office:value="0.0492385451091806">
            <text:p>0,0492385451091806</text:p>
          </table:table-cell>
          <table:table-cell table:formula="of:=[.X1]*0.9" office:value-type="float" office:value="0.0443146905982625">
            <text:p>0,0443146905982625</text:p>
          </table:table-cell>
          <table:table-cell table:formula="of:=[.Y1]*0.9" office:value-type="float" office:value="0.0398832215384363">
            <text:p>0,0398832215384363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24"/>
        </table:table-row>
        <table:table-row table:style-name="ro1">
          <table:table-cell office:value-type="string">
            <text:p>R_L1</text:p>
          </table:table-cell>
          <table:table-cell office:value-type="float" office:value="10">
            <text:p>10</text:p>
          </table:table-cell>
          <table:table-cell table:number-columns-repeated="24"/>
        </table:table-row>
        <table:table-row table:style-name="ro1">
          <table:table-cell office:value-type="string">
            <text:p>R_L2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P1</text:p>
          </table:table-cell>
          <table:table-cell table:formula="of:=1-EXP(-[.B$1]*PI()*[.$B$2]*[.$B$2])" office:value-type="float" office:value="0.792120423649238">
            <text:p>0,792120423649238</text:p>
          </table:table-cell>
          <table:table-cell table:formula="of:=1-EXP(-[.C$1]*PI()*[.$B$2]*[.$B$2])" office:value-type="float" office:value="0.756762438562467">
            <text:p>0,756762438562467</text:p>
          </table:table-cell>
          <table:table-cell table:formula="of:=1-EXP(-[.D$1]*PI()*[.$B$2]*[.$B$2])" office:value-type="float" office:value="0.719826163749223">
            <text:p>0,719826163749223</text:p>
          </table:table-cell>
          <table:table-cell table:formula="of:=1-EXP(-[.E$1]*PI()*[.$B$2]*[.$B$2])" office:value-type="float" office:value="0.681811251084215">
            <text:p>0,681811251084215</text:p>
          </table:table-cell>
          <table:table-cell table:formula="of:=1-EXP(-[.F$1]*PI()*[.$B$2]*[.$B$2])" office:value-type="float" office:value="0.643206990262161">
            <text:p>0,643206990262161</text:p>
          </table:table-cell>
          <table:table-cell table:formula="of:=1-EXP(-[.G$1]*PI()*[.$B$2]*[.$B$2])" office:value-type="float" office:value="0.604474304018611">
            <text:p>0,604474304018611</text:p>
          </table:table-cell>
          <table:table-cell table:formula="of:=1-EXP(-[.H$1]*PI()*[.$B$2]*[.$B$2])" office:value-type="float" office:value="0.566032473193758">
            <text:p>0,566032473193758</text:p>
          </table:table-cell>
          <table:table-cell table:formula="of:=1-EXP(-[.I$1]*PI()*[.$B$2]*[.$B$2])" office:value-type="float" office:value="0.52825043349272">
            <text:p>0,52825043349272</text:p>
          </table:table-cell>
          <table:table-cell table:formula="of:=1-EXP(-[.J$1]*PI()*[.$B$2]*[.$B$2])" office:value-type="float" office:value="0.491442154214742">
            <text:p>0,491442154214742</text:p>
          </table:table-cell>
          <table:table-cell table:formula="of:=1-EXP(-[.K$1]*PI()*[.$B$2]*[.$B$2])" office:value-type="float" office:value="0.4558654243695">
            <text:p>0,4558654243695</text:p>
          </table:table-cell>
          <table:table-cell table:formula="of:=1-EXP(-[.L$1]*PI()*[.$B$2]*[.$B$2])" office:value-type="float" office:value="0.421723304513651">
            <text:p>0,421723304513651</text:p>
          </table:table-cell>
          <table:table-cell table:formula="of:=1-EXP(-[.M$1]*PI()*[.$B$2]*[.$B$2])" office:value-type="float" office:value="0.389167520463278">
            <text:p>0,389167520463278</text:p>
          </table:table-cell>
          <table:table-cell table:formula="of:=1-EXP(-[.N$1]*PI()*[.$B$2]*[.$B$2])" office:value-type="float" office:value="0.358303147054047">
            <text:p>0,358303147054047</text:p>
          </table:table-cell>
          <table:table-cell table:formula="of:=1-EXP(-[.O$1]*PI()*[.$B$2]*[.$B$2])" office:value-type="float" office:value="0.32919403092765">
            <text:p>0,32919403092765</text:p>
          </table:table-cell>
          <table:table-cell table:formula="of:=1-EXP(-[.P$1]*PI()*[.$B$2]*[.$B$2])" office:value-type="float" office:value="0.301868511883971">
            <text:p>0,301868511883971</text:p>
          </table:table-cell>
          <table:table-cell table:formula="of:=1-EXP(-[.Q$1]*PI()*[.$B$2]*[.$B$2])" office:value-type="float" office:value="0.276325109713708">
            <text:p>0,276325109713708</text:p>
          </table:table-cell>
          <table:table-cell table:formula="of:=1-EXP(-[.R$1]*PI()*[.$B$2]*[.$B$2])" office:value-type="float" office:value="0.252537939816323">
            <text:p>0,252537939816323</text:p>
          </table:table-cell>
          <table:table-cell table:formula="of:=1-EXP(-[.S$1]*PI()*[.$B$2]*[.$B$2])" office:value-type="float" office:value="0.230461702454099">
            <text:p>0,230461702454099</text:p>
          </table:table-cell>
          <table:table-cell table:formula="of:=1-EXP(-[.T$1]*PI()*[.$B$2]*[.$B$2])" office:value-type="float" office:value="0.210036156109902">
            <text:p>0,210036156109902</text:p>
          </table:table-cell>
          <table:table-cell table:formula="of:=1-EXP(-[.U$1]*PI()*[.$B$2]*[.$B$2])" office:value-type="float" office:value="0.191190035798145">
            <text:p>0,191190035798145</text:p>
          </table:table-cell>
          <table:table-cell table:formula="of:=1-EXP(-[.V$1]*PI()*[.$B$2]*[.$B$2])" office:value-type="float" office:value="0.173844414025507">
            <text:p>0,173844414025507</text:p>
          </table:table-cell>
          <table:table-cell table:formula="of:=1-EXP(-[.W$1]*PI()*[.$B$2]*[.$B$2])" office:value-type="float" office:value="0.157915527560382">
            <text:p>0,157915527560382</text:p>
          </table:table-cell>
          <table:table-cell table:formula="of:=1-EXP(-[.X$1]*PI()*[.$B$2]*[.$B$2])" office:value-type="float" office:value="0.143317109478575">
            <text:p>0,143317109478575</text:p>
          </table:table-cell>
          <table:table-cell table:formula="of:=1-EXP(-[.Y$1]*PI()*[.$B$2]*[.$B$2])" office:value-type="float" office:value="0.129962275195721">
            <text:p>0,129962275195721</text:p>
          </table:table-cell>
          <table:table-cell table:formula="of:=1-EXP(-[.Z$1]*PI()*[.$B$2]*[.$B$2])" office:value-type="float" office:value="0.117765015202486">
            <text:p>0,117765015202486</text:p>
          </table:table-cell>
        </table:table-row>
        <table:table-row table:style-name="ro1">
          <table:table-cell office:value-type="string">
            <text:p>PN</text:p>
          </table:table-cell>
          <table:table-cell table:formula="of:=[.B7]^[.$B$3]" office:value-type="float" office:value="0.627454765562248">
            <text:p>0,627454765562248</text:p>
          </table:table-cell>
          <table:table-cell table:formula="of:=[.C7]^[.$B$3]" office:value-type="float" office:value="0.572689388419012">
            <text:p>0,572689388419012</text:p>
          </table:table-cell>
          <table:table-cell table:formula="of:=[.D7]^[.$B$3]" office:value-type="float" office:value="0.518149706017924">
            <text:p>0,518149706017924</text:p>
          </table:table-cell>
          <table:table-cell table:formula="of:=[.E7]^[.$B$3]" office:value-type="float" office:value="0.464866582105022">
            <text:p>0,464866582105022</text:p>
          </table:table-cell>
          <table:table-cell table:formula="of:=[.F7]^[.$B$3]" office:value-type="float" office:value="0.413715232322108">
            <text:p>0,413715232322108</text:p>
          </table:table-cell>
          <table:table-cell table:formula="of:=[.G7]^[.$B$3]" office:value-type="float" office:value="0.365389184218784">
            <text:p>0,365389184218784</text:p>
          </table:table-cell>
          <table:table-cell table:formula="of:=[.H7]^[.$B$3]" office:value-type="float" office:value="0.320392760709842">
            <text:p>0,320392760709842</text:p>
          </table:table-cell>
          <table:table-cell table:formula="of:=[.I7]^[.$B$3]" office:value-type="float" office:value="0.279048520485246">
            <text:p>0,279048520485246</text:p>
          </table:table-cell>
          <table:table-cell table:formula="of:=[.J7]^[.$B$3]" office:value-type="float" office:value="0.241515390939226">
            <text:p>0,241515390939226</text:p>
          </table:table-cell>
          <table:table-cell table:formula="of:=[.K7]^[.$B$3]" office:value-type="float" office:value="0.207813285135585">
            <text:p>0,207813285135585</text:p>
          </table:table-cell>
          <table:table-cell table:formula="of:=[.L7]^[.$B$3]" office:value-type="float" office:value="0.177850545569914">
            <text:p>0,177850545569914</text:p>
          </table:table-cell>
          <table:table-cell table:formula="of:=[.M7]^[.$B$3]" office:value-type="float" office:value="0.151451358983536">
            <text:p>0,151451358983536</text:p>
          </table:table-cell>
          <table:table-cell table:formula="of:=[.N7]^[.$B$3]" office:value-type="float" office:value="0.128381145188834">
            <text:p>0,128381145188834</text:p>
          </table:table-cell>
          <table:table-cell table:formula="of:=[.O7]^[.$B$3]" office:value-type="float" office:value="0.108368709998395">
            <text:p>0,108368709998395</text:p>
          </table:table-cell>
          <table:table-cell table:formula="of:=[.P7]^[.$B$3]" office:value-type="float" office:value="0.0911245984670433">
            <text:p>0,0911245984670433</text:p>
          </table:table-cell>
          <table:table-cell table:formula="of:=[.Q7]^[.$B$3]" office:value-type="float" office:value="0.0763555662582929">
            <text:p>0,0763555662582929</text:p>
          </table:table-cell>
          <table:table-cell table:formula="of:=[.R7]^[.$B$3]" office:value-type="float" office:value="0.0637754110466727">
            <text:p>0,0637754110466727</text:p>
          </table:table-cell>
          <table:table-cell table:formula="of:=[.S7]^[.$B$3]" office:value-type="float" office:value="0.0531125962980416">
            <text:p>0,0531125962980416</text:p>
          </table:table-cell>
          <table:table-cell table:formula="of:=[.T7]^[.$B$3]" office:value-type="float" office:value="0.0441151868734233">
            <text:p>0,0441151868734233</text:p>
          </table:table-cell>
          <table:table-cell table:formula="of:=[.U7]^[.$B$3]" office:value-type="float" office:value="0.0365536297884959">
            <text:p>0,0365536297884959</text:p>
          </table:table-cell>
          <table:table-cell table:formula="of:=[.V7]^[.$B$3]" office:value-type="float" office:value="0.0302218802878719">
            <text:p>0,0302218802878719</text:p>
          </table:table-cell>
          <table:table-cell table:formula="of:=[.W7]^[.$B$3]" office:value-type="float" office:value="0.0249373138446737">
            <text:p>0,0249373138446737</text:p>
          </table:table-cell>
          <table:table-cell table:formula="of:=[.X7]^[.$B$3]" office:value-type="float" office:value="0.0205397938692938">
            <text:p>0,0205397938692938</text:p>
          </table:table-cell>
          <table:table-cell table:formula="of:=[.Y7]^[.$B$3]" office:value-type="float" office:value="0.0168901929740483">
            <text:p>0,0168901929740483</text:p>
          </table:table-cell>
          <table:table-cell table:formula="of:=[.Z7]^[.$B$3]" office:value-type="float" office:value="0.0138685988056418">
            <text:p>0,0138685988056418</text:p>
          </table:table-cell>
        </table:table-row>
        <table:table-row table:style-name="ro1">
          <table:table-cell office:value-type="string">
            <text:p>PN_e</text:p>
          </table:table-cell>
          <table:table-cell table:formula="of:=[.B7]*(1-EXP(-[.B$1]*PI()*([.$B$4]+[.$B$2])*([.$B$4]-[.$B$2])))" office:value-type="float" office:value="0.792120423649238">
            <text:p>0,792120423649238</text:p>
          </table:table-cell>
          <table:table-cell table:formula="of:=[.C7]*(1-EXP(-[.C$1]*PI()*([.$B$4]+[.$B$2])*([.$B$4]-[.$B$2])))" office:value-type="float" office:value="0.756762438562467">
            <text:p>0,756762438562467</text:p>
          </table:table-cell>
          <table:table-cell table:formula="of:=[.D7]*(1-EXP(-[.D$1]*PI()*([.$B$4]+[.$B$2])*([.$B$4]-[.$B$2])))" office:value-type="float" office:value="0.719826163749223">
            <text:p>0,719826163749223</text:p>
          </table:table-cell>
          <table:table-cell table:formula="of:=[.E7]*(1-EXP(-[.E$1]*PI()*([.$B$4]+[.$B$2])*([.$B$4]-[.$B$2])))" office:value-type="float" office:value="0.681811251084215">
            <text:p>0,681811251084215</text:p>
          </table:table-cell>
          <table:table-cell table:formula="of:=[.F7]*(1-EXP(-[.F$1]*PI()*([.$B$4]+[.$B$2])*([.$B$4]-[.$B$2])))" office:value-type="float" office:value="0.643206990262161">
            <text:p>0,643206990262161</text:p>
          </table:table-cell>
          <table:table-cell table:formula="of:=[.G7]*(1-EXP(-[.G$1]*PI()*([.$B$4]+[.$B$2])*([.$B$4]-[.$B$2])))" office:value-type="float" office:value="0.604474304018611">
            <text:p>0,604474304018611</text:p>
          </table:table-cell>
          <table:table-cell table:formula="of:=[.H7]*(1-EXP(-[.H$1]*PI()*([.$B$4]+[.$B$2])*([.$B$4]-[.$B$2])))" office:value-type="float" office:value="0.566032473193758">
            <text:p>0,566032473193758</text:p>
          </table:table-cell>
          <table:table-cell table:formula="of:=[.I7]*(1-EXP(-[.I$1]*PI()*([.$B$4]+[.$B$2])*([.$B$4]-[.$B$2])))" office:value-type="float" office:value="0.52825043349272">
            <text:p>0,52825043349272</text:p>
          </table:table-cell>
          <table:table-cell table:formula="of:=[.J7]*(1-EXP(-[.J$1]*PI()*([.$B$4]+[.$B$2])*([.$B$4]-[.$B$2])))" office:value-type="float" office:value="0.491442154214742">
            <text:p>0,491442154214742</text:p>
          </table:table-cell>
          <table:table-cell table:formula="of:=[.K7]*(1-EXP(-[.K$1]*PI()*([.$B$4]+[.$B$2])*([.$B$4]-[.$B$2])))" office:value-type="float" office:value="0.4558654243695">
            <text:p>0,4558654243695</text:p>
          </table:table-cell>
          <table:table-cell table:formula="of:=[.L7]*(1-EXP(-[.L$1]*PI()*([.$B$4]+[.$B$2])*([.$B$4]-[.$B$2])))" office:value-type="float" office:value="0.421723304513651">
            <text:p>0,421723304513651</text:p>
          </table:table-cell>
          <table:table-cell table:formula="of:=[.M7]*(1-EXP(-[.M$1]*PI()*([.$B$4]+[.$B$2])*([.$B$4]-[.$B$2])))" office:value-type="float" office:value="0.389167520463278">
            <text:p>0,389167520463278</text:p>
          </table:table-cell>
          <table:table-cell table:formula="of:=[.N7]*(1-EXP(-[.N$1]*PI()*([.$B$4]+[.$B$2])*([.$B$4]-[.$B$2])))" office:value-type="float" office:value="0.358303147054047">
            <text:p>0,358303147054047</text:p>
          </table:table-cell>
          <table:table-cell table:formula="of:=[.O7]*(1-EXP(-[.O$1]*PI()*([.$B$4]+[.$B$2])*([.$B$4]-[.$B$2])))" office:value-type="float" office:value="0.32919403092765">
            <text:p>0,32919403092765</text:p>
          </table:table-cell>
          <table:table-cell table:formula="of:=[.P7]*(1-EXP(-[.P$1]*PI()*([.$B$4]+[.$B$2])*([.$B$4]-[.$B$2])))" office:value-type="float" office:value="0.301868511883971">
            <text:p>0,301868511883971</text:p>
          </table:table-cell>
          <table:table-cell table:formula="of:=[.Q7]*(1-EXP(-[.Q$1]*PI()*([.$B$4]+[.$B$2])*([.$B$4]-[.$B$2])))" office:value-type="float" office:value="0.276325109713705">
            <text:p>0,276325109713705</text:p>
          </table:table-cell>
          <table:table-cell table:formula="of:=[.R7]*(1-EXP(-[.R$1]*PI()*([.$B$4]+[.$B$2])*([.$B$4]-[.$B$2])))" office:value-type="float" office:value="0.252537939816246">
            <text:p>0,252537939816246</text:p>
          </table:table-cell>
          <table:table-cell table:formula="of:=[.S7]*(1-EXP(-[.S$1]*PI()*([.$B$4]+[.$B$2])*([.$B$4]-[.$B$2])))" office:value-type="float" office:value="0.230461702452842">
            <text:p>0,230461702452842</text:p>
          </table:table-cell>
          <table:table-cell table:formula="of:=[.T7]*(1-EXP(-[.T$1]*PI()*([.$B$4]+[.$B$2])*([.$B$4]-[.$B$2])))" office:value-type="float" office:value="0.210036156094577">
            <text:p>0,210036156094577</text:p>
          </table:table-cell>
          <table:table-cell table:formula="of:=[.U7]*(1-EXP(-[.U$1]*PI()*([.$B$4]+[.$B$2])*([.$B$4]-[.$B$2])))" office:value-type="float" office:value="0.191190035654176">
            <text:p>0,191190035654176</text:p>
          </table:table-cell>
          <table:table-cell table:formula="of:=[.V7]*(1-EXP(-[.V$1]*PI()*([.$B$4]+[.$B$2])*([.$B$4]-[.$B$2])))" office:value-type="float" office:value="0.173844412955755">
            <text:p>0,173844412955755</text:p>
          </table:table-cell>
          <table:table-cell table:formula="of:=[.W7]*(1-EXP(-[.W$1]*PI()*([.$B$4]+[.$B$2])*([.$B$4]-[.$B$2])))" office:value-type="float" office:value="0.157915521124099">
            <text:p>0,157915521124099</text:p>
          </table:table-cell>
          <table:table-cell table:formula="of:=[.X7]*(1-EXP(-[.X$1]*PI()*([.$B$4]+[.$B$2])*([.$B$4]-[.$B$2])))" office:value-type="float" office:value="0.143317077453712">
            <text:p>0,143317077453712</text:p>
          </table:table-cell>
          <table:table-cell table:formula="of:=[.Y7]*(1-EXP(-[.Y$1]*PI()*([.$B$4]+[.$B$2])*([.$B$4]-[.$B$2])))" office:value-type="float" office:value="0.12996214089213">
            <text:p>0,12996214089213</text:p>
          </table:table-cell>
          <table:table-cell table:formula="of:=[.Z7]*(1-EXP(-[.Z$1]*PI()*([.$B$4]+[.$B$2])*([.$B$4]-[.$B$2])))" office:value-type="float" office:value="0.117764532299847">
            <text:p>0,117764532299847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 table:number-columns-repeated="5"/>
          <table:table-cell>
            <draw:frame table:end-cell-address="Lakštas1.K38" table:end-x="1.319cm" table:end-y="0.064cm" draw:z-index="0" draw:style-name="gr1" svg:width="9.398cm" svg:height="8.489cm" svg:x="0.083cm" svg:y="0.123cm">
              <draw:object draw:notify-on-update-of-ranges="Lakštas1.A1:Lakštas1.A1 Lakštas1.B1:Lakštas1.Z1 Lakštas1.A7:Lakštas1.A7 Lakštas1.B7:Lakštas1.Z7 Lakštas1.A1:Lakštas1.A1 Lakštas1.B1:Lakštas1.Z1 Lakštas1.A8:Lakštas1.A8 Lakštas1.B8:Lakštas1.Z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0"/>
        </table:table-row>
      </table:table>
      <table:table table:name="Lakštas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akštas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lt" fo:country="L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lt" fo:country="L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2012-03-26</text:date>, <text:time>11:16:39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rus </meta:initial-creator>
    <meta:creation-date>2012-03-26T10:29:49</meta:creation-date>
    <dc:date>2012-03-26T11:16:38</dc:date>
    <dc:creator>irus </dc:creator>
    <meta:editing-duration>PT00H00M18S</meta:editing-duration>
    <meta:editing-cycles>1</meta:editing-cycles>
    <meta:document-statistic meta:table-count="3" meta:cell-count="111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399cm" svg:height="8.49cm" xlink:href=".." chart:class="chart:scatter" chart:style-name="ch1">
        <chart:title svg:x="2.741cm" svg:y="0.17cm" chart:style-name="ch2">
          <text:p>Neentropinis atvejis</text:p>
        </chart:title>
        <chart:legend chart:legend-position="end" svg:x="8.165cm" svg:y="3.776cm" chart:style-name="ch3"/>
        <chart:plot-area chart:style-name="ch4" table:cell-range-address="Lakštas1.A1:Lakštas1.Z1 Lakštas1.A7:Lakštas1.Z8" chart:data-source-has-labels="column" svg:x="0.173cm" svg:y="0.842cm" svg:width="7.806cm" svg:height="7.342cm">
          <chart:axis chart:dimension="x" chart:name="primary-x" chart:style-name="ch5">
            <chart:title svg:x="3.766cm" svg:y="7.781cm" chart:style-name="ch6">
              <text:p>Lambda</text:p>
            </chart:title>
            <chart:grid chart:style-name="ch7" chart:class="major"/>
          </chart:axis>
          <chart:axis chart:dimension="y" chart:name="primary-y" chart:style-name="ch5">
            <chart:title svg:x="0.188cm" svg:y="6.145cm" chart:style-name="ch8">
              <text:p>Ryšio susidarymo tikimybė</text:p>
            </chart:title>
            <chart:grid chart:style-name="ch7" chart:class="major"/>
          </chart:axis>
          <chart:series chart:style-name="ch9" chart:values-cell-range-address="Lakštas1.B7:Lakštas1.Z7" chart:label-cell-address="Lakštas1.A7:Lakštas1.A7" chart:class="chart:scatter">
            <chart:domain table:cell-range-address="Lakštas1.B1:Lakštas1.Z1"/>
            <chart:data-point chart:repeated="25"/>
          </chart:series>
          <chart:series chart:style-name="ch10" chart:values-cell-range-address="Lakštas1.B8:Lakštas1.Z8" chart:label-cell-address="Lakštas1.A8:Lakštas1.A8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 text:id="">Eilutė 1</text:p>
              </table:table-cell>
              <table:table-cell office:value-type="float" office:value="0.5">
                <text:p text:id="Lakštas1.B1:Lakštas1.Z1">0.5</text:p>
              </table:table-cell>
              <table:table-cell office:value-type="float" office:value="0.45">
                <text:p>0.45</text:p>
              </table:table-cell>
              <table:table-cell office:value-type="float" office:value="0.405">
                <text:p>0.405</text:p>
              </table:table-cell>
              <table:table-cell office:value-type="float" office:value="0.3645">
                <text:p>0.3645</text:p>
              </table:table-cell>
              <table:table-cell office:value-type="float" office:value="0.32805">
                <text:p>0.32805</text:p>
              </table:table-cell>
              <table:table-cell office:value-type="float" office:value="0.295245">
                <text:p>0.295245</text:p>
              </table:table-cell>
              <table:table-cell office:value-type="float" office:value="0.2657205">
                <text:p>0.2657205</text:p>
              </table:table-cell>
              <table:table-cell office:value-type="float" office:value="0.23914845">
                <text:p>0.23914845</text:p>
              </table:table-cell>
              <table:table-cell office:value-type="float" office:value="0.215233605">
                <text:p>0.215233605</text:p>
              </table:table-cell>
              <table:table-cell office:value-type="float" office:value="0.1937102445">
                <text:p>0.1937102445</text:p>
              </table:table-cell>
              <table:table-cell office:value-type="float" office:value="0.17433922005">
                <text:p>0.17433922005</text:p>
              </table:table-cell>
              <table:table-cell office:value-type="float" office:value="0.156905298045">
                <text:p>0.156905298045</text:p>
              </table:table-cell>
              <table:table-cell office:value-type="float" office:value="0.1412147682405">
                <text:p>0.1412147682405</text:p>
              </table:table-cell>
              <table:table-cell office:value-type="float" office:value="0.12709329141645">
                <text:p>0.12709329141645</text:p>
              </table:table-cell>
              <table:table-cell office:value-type="float" office:value="0.114383962274805">
                <text:p>0.114383962274805</text:p>
              </table:table-cell>
              <table:table-cell office:value-type="float" office:value="0.102945566047325">
                <text:p>0.102945566047325</text:p>
              </table:table-cell>
              <table:table-cell office:value-type="float" office:value="0.0926510094425921">
                <text:p>0.0926510094425921</text:p>
              </table:table-cell>
              <table:table-cell office:value-type="float" office:value="0.0833859084983329">
                <text:p>0.0833859084983329</text:p>
              </table:table-cell>
              <table:table-cell office:value-type="float" office:value="0.0750473176484996">
                <text:p>0.0750473176484996</text:p>
              </table:table-cell>
              <table:table-cell office:value-type="float" office:value="0.0675425858836496">
                <text:p>0.0675425858836496</text:p>
              </table:table-cell>
              <table:table-cell office:value-type="float" office:value="0.0607883272952847">
                <text:p>0.0607883272952847</text:p>
              </table:table-cell>
              <table:table-cell office:value-type="float" office:value="0.0547094945657562">
                <text:p>0.0547094945657562</text:p>
              </table:table-cell>
              <table:table-cell office:value-type="float" office:value="0.0492385451091806">
                <text:p>0.0492385451091806</text:p>
              </table:table-cell>
              <table:table-cell office:value-type="float" office:value="0.0443146905982625">
                <text:p>0.0443146905982625</text:p>
              </table:table-cell>
              <table:table-cell office:value-type="float" office:value="0.0398832215384363">
                <text:p>0.0398832215384363</text:p>
              </table:table-cell>
            </table:table-row>
            <table:table-row>
              <table:table-cell office:value-type="string">
                <text:p text:id="Lakštas1.A7:Lakštas1.A7">P1</text:p>
              </table:table-cell>
              <table:table-cell office:value-type="float" office:value="0.792120423649238">
                <text:p text:id="Lakštas1.B7:Lakštas1.Z7">0.792120423649238</text:p>
              </table:table-cell>
              <table:table-cell office:value-type="float" office:value="0.756762438562467">
                <text:p>0.756762438562467</text:p>
              </table:table-cell>
              <table:table-cell office:value-type="float" office:value="0.719826163749223">
                <text:p>0.719826163749223</text:p>
              </table:table-cell>
              <table:table-cell office:value-type="float" office:value="0.681811251084215">
                <text:p>0.681811251084215</text:p>
              </table:table-cell>
              <table:table-cell office:value-type="float" office:value="0.643206990262161">
                <text:p>0.643206990262161</text:p>
              </table:table-cell>
              <table:table-cell office:value-type="float" office:value="0.604474304018611">
                <text:p>0.604474304018611</text:p>
              </table:table-cell>
              <table:table-cell office:value-type="float" office:value="0.566032473193758">
                <text:p>0.566032473193758</text:p>
              </table:table-cell>
              <table:table-cell office:value-type="float" office:value="0.52825043349272">
                <text:p>0.52825043349272</text:p>
              </table:table-cell>
              <table:table-cell office:value-type="float" office:value="0.491442154214742">
                <text:p>0.491442154214742</text:p>
              </table:table-cell>
              <table:table-cell office:value-type="float" office:value="0.4558654243695">
                <text:p>0.4558654243695</text:p>
              </table:table-cell>
              <table:table-cell office:value-type="float" office:value="0.421723304513651">
                <text:p>0.421723304513651</text:p>
              </table:table-cell>
              <table:table-cell office:value-type="float" office:value="0.389167520463278">
                <text:p>0.389167520463278</text:p>
              </table:table-cell>
              <table:table-cell office:value-type="float" office:value="0.358303147054047">
                <text:p>0.358303147054047</text:p>
              </table:table-cell>
              <table:table-cell office:value-type="float" office:value="0.32919403092765">
                <text:p>0.32919403092765</text:p>
              </table:table-cell>
              <table:table-cell office:value-type="float" office:value="0.301868511883971">
                <text:p>0.301868511883971</text:p>
              </table:table-cell>
              <table:table-cell office:value-type="float" office:value="0.276325109713708">
                <text:p>0.276325109713708</text:p>
              </table:table-cell>
              <table:table-cell office:value-type="float" office:value="0.252537939816323">
                <text:p>0.252537939816323</text:p>
              </table:table-cell>
              <table:table-cell office:value-type="float" office:value="0.230461702454099">
                <text:p>0.230461702454099</text:p>
              </table:table-cell>
              <table:table-cell office:value-type="float" office:value="0.210036156109902">
                <text:p>0.210036156109902</text:p>
              </table:table-cell>
              <table:table-cell office:value-type="float" office:value="0.191190035798145">
                <text:p>0.191190035798145</text:p>
              </table:table-cell>
              <table:table-cell office:value-type="float" office:value="0.173844414025507">
                <text:p>0.173844414025507</text:p>
              </table:table-cell>
              <table:table-cell office:value-type="float" office:value="0.157915527560382">
                <text:p>0.157915527560382</text:p>
              </table:table-cell>
              <table:table-cell office:value-type="float" office:value="0.143317109478575">
                <text:p>0.143317109478575</text:p>
              </table:table-cell>
              <table:table-cell office:value-type="float" office:value="0.129962275195721">
                <text:p>0.129962275195721</text:p>
              </table:table-cell>
              <table:table-cell office:value-type="float" office:value="0.117765015202486">
                <text:p>0.117765015202486</text:p>
              </table:table-cell>
            </table:table-row>
            <table:table-row>
              <table:table-cell office:value-type="string">
                <text:p text:id="Lakštas1.A8:Lakštas1.A8">PN</text:p>
              </table:table-cell>
              <table:table-cell office:value-type="float" office:value="0.627454765562248">
                <text:p text:id="Lakštas1.B8:Lakštas1.Z8">0.627454765562248</text:p>
              </table:table-cell>
              <table:table-cell office:value-type="float" office:value="0.572689388419012">
                <text:p>0.572689388419012</text:p>
              </table:table-cell>
              <table:table-cell office:value-type="float" office:value="0.518149706017924">
                <text:p>0.518149706017924</text:p>
              </table:table-cell>
              <table:table-cell office:value-type="float" office:value="0.464866582105022">
                <text:p>0.464866582105022</text:p>
              </table:table-cell>
              <table:table-cell office:value-type="float" office:value="0.413715232322108">
                <text:p>0.413715232322108</text:p>
              </table:table-cell>
              <table:table-cell office:value-type="float" office:value="0.365389184218784">
                <text:p>0.365389184218784</text:p>
              </table:table-cell>
              <table:table-cell office:value-type="float" office:value="0.320392760709842">
                <text:p>0.320392760709842</text:p>
              </table:table-cell>
              <table:table-cell office:value-type="float" office:value="0.279048520485246">
                <text:p>0.279048520485246</text:p>
              </table:table-cell>
              <table:table-cell office:value-type="float" office:value="0.241515390939226">
                <text:p>0.241515390939226</text:p>
              </table:table-cell>
              <table:table-cell office:value-type="float" office:value="0.207813285135585">
                <text:p>0.207813285135585</text:p>
              </table:table-cell>
              <table:table-cell office:value-type="float" office:value="0.177850545569914">
                <text:p>0.177850545569914</text:p>
              </table:table-cell>
              <table:table-cell office:value-type="float" office:value="0.151451358983536">
                <text:p>0.151451358983536</text:p>
              </table:table-cell>
              <table:table-cell office:value-type="float" office:value="0.128381145188834">
                <text:p>0.128381145188834</text:p>
              </table:table-cell>
              <table:table-cell office:value-type="float" office:value="0.108368709998395">
                <text:p>0.108368709998395</text:p>
              </table:table-cell>
              <table:table-cell office:value-type="float" office:value="0.0911245984670433">
                <text:p>0.0911245984670433</text:p>
              </table:table-cell>
              <table:table-cell office:value-type="float" office:value="0.0763555662582929">
                <text:p>0.0763555662582929</text:p>
              </table:table-cell>
              <table:table-cell office:value-type="float" office:value="0.0637754110466727">
                <text:p>0.0637754110466727</text:p>
              </table:table-cell>
              <table:table-cell office:value-type="float" office:value="0.0531125962980416">
                <text:p>0.0531125962980416</text:p>
              </table:table-cell>
              <table:table-cell office:value-type="float" office:value="0.0441151868734233">
                <text:p>0.0441151868734233</text:p>
              </table:table-cell>
              <table:table-cell office:value-type="float" office:value="0.0365536297884959">
                <text:p>0.0365536297884959</text:p>
              </table:table-cell>
              <table:table-cell office:value-type="float" office:value="0.0302218802878719">
                <text:p>0.0302218802878719</text:p>
              </table:table-cell>
              <table:table-cell office:value-type="float" office:value="0.0249373138446737">
                <text:p>0.0249373138446737</text:p>
              </table:table-cell>
              <table:table-cell office:value-type="float" office:value="0.0205397938692938">
                <text:p>0.0205397938692938</text:p>
              </table:table-cell>
              <table:table-cell office:value-type="float" office:value="0.0168901929740483">
                <text:p>0.0168901929740483</text:p>
              </table:table-cell>
              <table:table-cell office:value-type="float" office:value="0.0138685988056418">
                <text:p>0.01386859880564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